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settings.xml" manifest:media-type="text/xml"/>
  <manifest:file-entry manifest:full-path="Object 5/manifest.rdf" manifest:media-type="application/rdf+xml"/>
  <manifest:file-entry manifest:full-path="Object 5/" manifest:version="1.2" manifest:media-type="application/vnd.oasis.opendocument.spreadshee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settings.xml" manifest:media-type="text/xml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Object 6/content.xml" manifest:media-type="text/xml"/>
  <manifest:file-entry manifest:full-path="Object 6/styles.xml" manifest:media-type="text/xml"/>
  <manifest:file-entry manifest:full-path="Object 6/settings.xml" manifest:media-type="text/xml"/>
  <manifest:file-entry manifest:full-path="Object 6/manifest.rdf" manifest:media-type="application/rdf+xml"/>
  <manifest:file-entry manifest:full-path="Object 6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"/>
  <manifest:file-entry manifest:full-path="ObjectReplacements/Object 4" manifest:media-type=""/>
  <manifest:file-entry manifest:full-path="ObjectReplacements/Object 6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0886cb" officeooo:paragraph-rsid="00037361" style:font-size-asian="10.5pt" style:font-size-complex="12pt"/>
    </style:style>
    <style:style style:name="P2" style:family="paragraph" style:parent-style-name="Standard">
      <style:paragraph-properties fo:text-align="end" style:justify-single-word="false"/>
      <style:text-properties fo:font-size="12pt" officeooo:rsid="000886cb" officeooo:paragraph-rsid="00037361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886cb" officeooo:paragraph-rsid="00037361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57307" officeooo:paragraph-rsid="00057307" style:font-size-asian="10.5pt" style:font-size-complex="12pt"/>
    </style:style>
    <style:style style:name="T1" style:family="text">
      <style:text-properties officeooo:rsid="00037361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mian Figiel 209335</text:p>
      <text:p text:style-name="P2"><text:tab/>czwartek 12:15</text:p>
      <text:p text:style-name="P3">Sprawozdanie z programu <text:span text:style-name="T1">2</text:span></text:p>
      <text:p text:style-name="P3"/>
      <text:p text:style-name="P1">Tabela ilości <text:span text:style-name="T1">elementów w strukturze</text:span> oraz czas trwania obliczeń.</text:p>
      <text:p text:style-name="P1"/>
      <text:p text:style-name="P1"/>
      <text:p text:style-name="P1"/>
      <text:p text:style-name="P1"><draw:frame draw:style-name="fr1" draw:name="Obiekt1" text:anchor-type="paragraph" svg:width="15.998cm" svg:height="9.00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draw:frame draw:style-name="fr2" draw:name="Obiekt2" text:anchor-type="paragraph" svg:width="14.042cm" svg:height="9.723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<text:soft-page-break/></text:p>
      <text:p text:style-name="P1"/>
      <text:p text:style-name="P1"/>
      <text:p text:style-name="P1"><draw:frame draw:style-name="fr2" draw:name="Obiekt3" text:anchor-type="paragraph" svg:width="15.998cm" svg:height="9.006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4">Tabele danych:</text:p>
      <text:p text:style-name="P4"/>
      <text:p text:style-name="P4">Lista:</text:p>
      <text:p text:style-name="P4"><draw:frame draw:style-name="fr1" draw:name="Obiekt4" text:anchor-type="paragraph" svg:width="4.517cm" svg:height="2.26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>Kolejka:</text:p>
      <text:p text:style-name="P4"><draw:frame draw:style-name="fr1" draw:name="Obiekt5" text:anchor-type="paragraph" svg:width="4.517cm" svg:height="2.26cm" draw:z-index="3"><draw:object xlink:href="./Object 5" xlink:type="simple" xlink:show="embed" xlink:actuate="onLoad"/><draw:image xlink:href="./ObjectReplacements/Object 5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>Stos:</text:p>
      <text:p text:style-name="P4"><draw:frame draw:style-name="fr1" draw:name="Obiekt6" text:anchor-type="paragraph" svg:width="4.517cm" svg:height="2.26cm" draw:z-index="5"><draw:object xlink:href="./Object 6" xlink:type="simple" xlink:show="embed" xlink:actuate="onLoad"/><draw:image xlink:href="./ObjectReplacements/Object 6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8T18:14:22.800267702</meta:creation-date>
    <dc:date>2015-03-18T18:19:02.076496862</dc:date>
    <meta:editing-duration>PT4M2S</meta:editing-duration>
    <meta:editing-cycles>3</meta:editing-cycles>
    <meta:generator>LibreOffice/4.2.7.2$Linux_x86 LibreOffice_project/420m0$Build-2</meta:generator>
    <meta:document-statistic meta:table-count="0" meta:image-count="0" meta:object-count="6" meta:page-count="2" meta:paragraph-count="8" meta:word-count="23" meta:character-count="157" meta:non-whitespace-character-count="14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4cm" xlink:href="." xlink:type="simple" chart:class="chart:line" chart:style-name="ch1">
        <chart:title svg:x="7.334cm" svg:y="0.316cm" chart:style-name="ch2">
          <text:p>LISTA</text:p>
        </chart:title>
        <chart:plot-area chart:style-name="ch3" chart:data-source-has-labels="both" svg:x="1.33cm" svg:y="1.301cm" svg:width="14.349cm" svg:height="6.542cm">
          <chartooo:coordinate-region svg:x="3.063cm" svg:y="1.5cm" svg:width="12.257cm" svg:height="5.696cm"/>
          <chart:axis chart:dimension="x" chart:name="primary-x" chart:style-name="ch4" chartooo:axis-type="auto">
            <chartooo:date-scale/>
            <chart:title svg:x="8.354cm" svg:y="8.023cm" chart:style-name="ch5">
              <text:p>n</text:p>
            </chart:title>
            <chart:categories table:cell-range-address="local-table.$A$2:.$A$5"/>
          </chart:axis>
          <chart:axis chart:dimension="y" chart:name="primary-y" chart:style-name="ch6">
            <chart:title svg:x="0.451cm" svg:y="4.96cm" chart:style-name="ch7">
              <text:p>czas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0^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^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^6</text:p>
              </table:table-cell>
              <table:table-cell office:value-type="float" office:value="31431">
                <text:p>31431</text:p>
              </table:table-cell>
            </table:table-row>
            <table:table-row>
              <table:table-cell office:value-type="string">
                <text:p>10^8</text:p>
              </table:table-cell>
              <table:table-cell office:value-type="float" office:value="2995016">
                <text:p>2995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042cm" svg:height="9.722cm" xlink:href="." xlink:type="simple" chart:class="chart:line" chart:style-name="ch1">
        <chart:title svg:x="5.756cm" svg:y="0.12cm" chart:style-name="ch2">
          <text:p>KOLEJKA</text:p>
        </chart:title>
        <chart:plot-area chart:style-name="ch3" chart:data-source-has-labels="both" svg:x="-0.052cm" svg:y="0.651cm" svg:width="13.79cm" svg:height="8.614cm">
          <chartooo:coordinate-region svg:x="1.681cm" svg:y="0.851cm" svg:width="11.698cm" svg:height="7.767cm"/>
          <chart:axis chart:dimension="x" chart:name="primary-x" chart:style-name="ch4" chartooo:axis-type="auto">
            <chartooo:date-scale/>
            <chart:title svg:x="6.693cm" svg:y="9.162cm" chart:style-name="ch5">
              <text:p>n</text:p>
            </chart:title>
            <chart:categories table:cell-range-address="local-table.$A$2:.$A$5"/>
          </chart:axis>
          <chart:axis chart:dimension="y" chart:name="primary-y" chart:style-name="ch6">
            <chart:title svg:x="0cm" svg:y="5.346cm" chart:style-name="ch7">
              <text:p>czas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0^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^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^6</text:p>
              </table:table-cell>
              <table:table-cell office:value-type="float" office:value="29654">
                <text:p>29654</text:p>
              </table:table-cell>
            </table:table-row>
            <table:table-row>
              <table:table-cell office:value-type="string">
                <text:p>10^8</text:p>
              </table:table-cell>
              <table:table-cell office:value-type="float" office:value="2897690">
                <text:p>289769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" xlink:type="simple" chart:class="chart:line" chart:style-name="ch1">
        <chart:title svg:x="7.334cm" svg:y="0.316cm" chart:style-name="ch2">
          <text:p>STOS</text:p>
        </chart:title>
        <chart:plot-area chart:style-name="ch3" chart:data-source-has-labels="both" svg:x="1.33cm" svg:y="1.301cm" svg:width="14.349cm" svg:height="6.544cm">
          <chartooo:coordinate-region svg:x="3.063cm" svg:y="1.501cm" svg:width="12.257cm" svg:height="5.697cm"/>
          <chart:axis chart:dimension="x" chart:name="primary-x" chart:style-name="ch4" chartooo:axis-type="auto">
            <chartooo:date-scale/>
            <chart:title svg:x="8.354cm" svg:y="8.025cm" chart:style-name="ch5">
              <text:p>n</text:p>
            </chart:title>
            <chart:categories table:cell-range-address="local-table.$A$2:.$A$5"/>
          </chart:axis>
          <chart:axis chart:dimension="y" chart:name="primary-y" chart:style-name="ch6">
            <chart:title svg:x="0.451cm" svg:y="4.961cm" chart:style-name="ch7">
              <text:p>czas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H</text:p>
              </table:table-cell>
            </table:table-row>
          </table:table-header-rows>
          <table:table-rows>
            <table:table-row>
              <table:table-cell office:value-type="string">
                <text:p>10^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^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^6</text:p>
              </table:table-cell>
              <table:table-cell office:value-type="float" office:value="29263">
                <text:p>29263</text:p>
              </table:table-cell>
            </table:table-row>
            <table:table-row>
              <table:table-cell office:value-type="string">
                <text:p>10^8</text:p>
              </table:table-cell>
              <table:table-cell office:value-type="float" office:value="2790048">
                <text:p>27900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Arkusz1" table:style-name="ta1">
        <table:table-column table:style-name="co1" table:number-columns-repeated="10" table:default-cell-style-name="Default"/>
        <table:table-column table:style-name="co1" table:number-columns-repeated="2" table:default-cell-style-name="ce2"/>
        <table:table-row table:style-name="ro1">
          <table:table-cell table:number-columns-repeated="10"/>
          <table:table-cell table:style-name="Default"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10^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10^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10^6</text:p>
          </table:table-cell>
          <table:table-cell office:value-type="float" office:value="31431" calcext:value-type="float">
            <text:p>3143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10^8</text:p>
          </table:table-cell>
          <table:table-cell office:value-type="float" office:value="2995016" calcext:value-type="float">
            <text:p>2995016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.00.0000</text:date>, <text:time style:data-style-name="N2" text:time-value="18:18:42.163747833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Arkusz1" table:style-name="ta1">
        <table:table-column table:style-name="co1" table:number-columns-repeated="10" table:default-cell-style-name="Default"/>
        <table:table-column table:style-name="co1" table:number-columns-repeated="2" table:default-cell-style-name="ce2"/>
        <table:table-row table:style-name="ro1">
          <table:table-cell table:number-columns-repeated="10"/>
          <table:table-cell table:style-name="Default"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10^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10^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10^6</text:p>
          </table:table-cell>
          <table:table-cell office:value-type="float" office:value="29654" calcext:value-type="float">
            <text:p>2965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10^8</text:p>
          </table:table-cell>
          <table:table-cell office:value-type="float" office:value="2897690" calcext:value-type="float">
            <text:p>2897690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.00.0000</text:date>, <text:time style:data-style-name="N2" text:time-value="18:18:25.600233795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Arkusz1" table:style-name="ta1">
        <table:table-column table:style-name="co1" table:number-columns-repeated="10" table:default-cell-style-name="Default"/>
        <table:table-column table:style-name="co1" table:number-columns-repeated="2" table:default-cell-style-name="ce2"/>
        <table:table-row table:style-name="ro1">
          <table:table-cell table:number-columns-repeated="10"/>
          <table:table-cell table:style-name="Default"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10^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10^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10^6</text:p>
          </table:table-cell>
          <table:table-cell office:value-type="float" office:value="29263" calcext:value-type="float">
            <text:p>2926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10^8</text:p>
          </table:table-cell>
          <table:table-cell office:value-type="float" office:value="2790048" calcext:value-type="float">
            <text:p>2790048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.00.0000</text:date>, <text:time style:data-style-name="N2" text:time-value="18:18:59.882975427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